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Tipodeletrapredefinidodoparágrafo" style:family="text">
      <style:text-properties style:font-name="Times New Roman" style:font-name-asian="Times New Roman" style:font-name-complex="Times New Roman" fo:font-size="19pt" style:font-size-asian="19pt" style:font-size-complex="19pt"/>
    </style:style>
    <style:style style:name="T3" style:parent-style-name="Tipodeletrapredefinidodoparágrafo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4" style:parent-style-name="Standard" style:family="paragraph">
      <style:paragraph-properties fo:text-indent="0.5in"/>
    </style:style>
    <style:style style:name="T5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8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 fo:language="pt" fo:country="PT"/>
    </style:style>
    <style:style style:name="T11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 fo:language="pt" fo:country="PT"/>
    </style:style>
    <style:style style:name="P1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" style:parent-style-name="Standard" style:family="paragraph">
      <style:paragraph-properties fo:text-indent="0.5in"/>
    </style:style>
    <style:style style:name="T15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" style:parent-style-name="Standard" style:family="paragraph">
      <style:paragraph-properties fo:text-indent="0.5in"/>
    </style:style>
    <style:style style:name="T19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0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1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" style:parent-style-name="Standard" style:family="paragraph">
      <style:paragraph-properties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" style:parent-style-name="Standard" style:family="paragraph">
      <style:paragraph-properties fo:text-indent="0.5in"/>
    </style:style>
    <style:style style:name="T24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" style:parent-style-name="Standard" style:family="paragraph">
      <style:paragraph-properties fo:text-indent="0.5in"/>
    </style:style>
    <style:style style:name="T26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7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" style:parent-style-name="Standard" style:family="paragraph">
      <style:paragraph-properties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29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0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1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2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3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4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6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7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8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9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0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1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2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3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4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5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6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7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8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9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0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1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2" style:parent-style-name="Standard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T53" style:parent-style-name="Tipodeletrapredefinidodoparágrafo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54" style:parent-style-name="Tipodeletrapredefinidodoparágrafo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55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6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7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8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 fo:language="pt" fo:country="PT"/>
    </style:style>
    <style:style style:name="T59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0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1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2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3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4" style:parent-style-name="Tipodeletrapredefinidodopará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" style:parent-style-name="Standard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P66" style:parent-style-name="Standard" style:family="paragraph">
      <style:text-properties style:font-name="Times New Roman" style:font-name-asian="Times New Roman" style:font-name-complex="Times New Roman" fo:font-size="16pt" style:font-size-asian="16pt" style:font-size-complex="16pt" fo:language="pt" fo:country="PT"/>
    </style:style>
    <style:style style:name="T67" style:parent-style-name="Tipodeletrapredefinidodoparágrafo" style:family="text">
      <style:text-properties style:font-name="Times New Roman" style:font-name-asian="Times New Roman" style:font-name-complex="Times New Roman" fo:font-size="16pt" style:font-size-asian="16pt" style:font-size-complex="16pt" fo:language="pt" fo:country="PT"/>
    </style:style>
    <style:style style:name="T68" style:parent-style-name="Tipodeletrapredefinidodoparágrafo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69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Relatório do Projeto parte 2</text:span></text:p>
      <text:p text:style-name="Standard"><text:span text:style-name="T3">Funções:</text:span></text:p>
      <text:p text:style-name="P4"><text:span text:style-name="T5">JOGO</text:span></text:p>
      <text:p text:style-name="Standard"><text:span text:style-name="T6">Esta função controla o fluxo do jogo, testando o estado de jogo( Variável GAMEONOFF),<text:s/></text:span><text:span text:style-name="T7">executando todas as outras funções</text:span><text:span text:style-name="T8"><text:s/>definindo <text:s/>a variável GAMEONOFF como 0, até que esta seja<text:s/></text:span><text:span text:style-name="T9">alterada pelo timer</text:span><text:span text:style-name="T10">,</text:span><text:span text:style-name="T11"><text:s/>voltando a</text:span><text:span text:style-name="T12"><text:s/>percorrer a função normalmente.</text:span></text:p>
      <text:p text:style-name="P13"/>
      <text:p text:style-name="P14"><text:span text:style-name="T15">ATUALIZAJOGO</text:span></text:p>
      <text:p text:style-name="Standard"><text:span text:style-name="T16">Esta função move os valores das alturas dos cactos no vetor da direita para a esquerda, agregando na última posição do vetor a altura gerada pela função GERACACTO.</text:span></text:p>
      <text:p text:style-name="P17"/>
      <text:p text:style-name="P18"><text:span text:style-name="T19">GERACACTO</text:span></text:p>
      <text:p text:style-name="Standard"><text:span text:style-name="T20">Esta função gera um v</text:span><text:span text:style-name="T21">alor para a altura do cacto a partir de uma semente aleatória x.</text:span></text:p>
      <text:p text:style-name="P22"/>
      <text:p text:style-name="P23"><text:span text:style-name="T24">SALTO</text:span></text:p>
      <text:p text:style-name="P25"><text:span text:style-name="T26">Se a FASESALTO for diferente de 0 e executado o Salto, que altera a variável da posição do dinossauro de acordo com a fase do salto em que o jogador estiver e, caso esteja no fim da fa</text:span><text:span text:style-name="T27">se de subida ou descida muda FASESALTO .</text:span></text:p>
      <text:p text:style-name="P28"/>
      <text:p text:style-name="Standard"><text:span text:style-name="T29"><text:tab/>PRINTCHAO</text:span></text:p>
      <text:p text:style-name="Standard"><text:span text:style-name="T30">A função atualiza o chão disposto no terminal e a ordem dos caracteres na variável CHÃO, de forma a que na próxima passagem parece que o chão mudou.</text:span></text:p>
      <text:p text:style-name="P31"/>
      <text:p text:style-name="Standard"><text:span text:style-name="T32"><text:tab/>PRINTDINO</text:span></text:p>
      <text:p text:style-name="Standard"><text:span text:style-name="T33">A função imprime o dinossauro na<text:s/></text:span><text:span text:style-name="T34">posição indicada.</text:span></text:p>
      <text:p text:style-name="P35"/>
      <text:p text:style-name="Standard"><text:span text:style-name="T36"><text:tab/>STRINGA</text:span></text:p>
      <text:p text:style-name="Standard"><text:span text:style-name="T37">A função percorre o vetor e dispõe no terminal os cactos que existirem, incrementando a cada ciclo a posição do cursor que é guardada na pilha. Caso a altura seja superior a 1, após guardar a posição do cursor, imprime o carácte</text:span><text:span text:style-name="T38">r e muda de linha sucessivamente até ser atingida a altura pretendida.</text:span></text:p>
      <text:p text:style-name="P39"/>
      <text:p text:style-name="Standard"><text:span text:style-name="T40"><text:tab/>COLISAO</text:span></text:p>
      <text:p text:style-name="Standard"><text:span text:style-name="T41">Verifica se <text:s/>POSDINO é igual a altura do cacto na posição do vetor correspondente ao dinossauro. Caso seja, limpa o vetor e o terminal, dá reset as variáveis de jogo, desliga<text:s/></text:span><text:span text:style-name="T42">o timer e executa GMOVER.</text:span></text:p>
      <text:p text:style-name="Standard"><text:span text:style-name="T43"><text:tab/>RESETDISP( auxiliar da interrupção KEY0)</text:span></text:p>
      <text:p text:style-name="Standard"><text:span text:style-name="T44">Apaga os valores no display.</text:span></text:p>
      <text:p text:style-name="P45"/>
      <text:p text:style-name="Standard"><text:span text:style-name="T46"><text:tab/>GMOVER</text:span></text:p>
      <text:p text:style-name="Standard"><text:span text:style-name="T47">Imprime no terminal a mensagem “GAME OVER”.</text:span></text:p>
      <text:p text:style-name="P48"/>
      <text:p text:style-name="Standard"><text:span text:style-name="T49"><text:tab/>PONTUAÇAO</text:span></text:p>
      <text:p text:style-name="Standard"><text:span text:style-name="T50">Se o jogo não terminar na passagem pela COLISAO a pontuação será atualizada. Isso é feito atra</text:span><text:span text:style-name="T51">vés de 5 variáveis, cada uma correspondente a um segmento do display, que serão incrementadas de forma a dispor cumulamente um numero decimal. Existe uma variável PONTOS que guarde a pontuação total.</text:span></text:p>
      <text:p text:style-name="P52"/>
      <text:p text:style-name="Standard"><text:span text:style-name="T53">Interrupções:</text:span></text:p>
      <text:p text:style-name="Standard"><text:span text:style-name="T54"><text:tab/></text:span><text:span text:style-name="T55">Timer</text:span></text:p>
      <text:p text:style-name="Standard"><text:span text:style-name="T56">Esta interrupção é<text:s/></text:span><text:span text:style-name="T57">executada após a passagem de 10</text:span><text:span text:style-name="T58">0</text:span><text:span text:style-name="T59"><text:s/>ms do início do timer, que é inicializado após a primeira condição da função JOGO, <text:s/>muda o valor de GAMEONOFF para 1</text:span></text:p>
      <text:p text:style-name="Standard"><text:span text:style-name="T60"><text:tab/>KeyUp</text:span></text:p>
      <text:p text:style-name="Standard"><text:span text:style-name="T61">Quando se carrega no botão SetaParaCima no simulador a fase do salto é alterada, isto é, se o ping</text:span><text:span text:style-name="T62">uim estiver no chão no momento em que o botão é premido.</text:span></text:p>
      <text:p text:style-name="Standard"><text:span text:style-name="T63"><text:tab/>Key0</text:span></text:p>
      <text:p text:style-name="Standard"><text:span text:style-name="T64">Independentemente do passo em execução este botão reinicia o jogo.</text:span></text:p>
      <text:p text:style-name="P65"><text:tab/></text:p>
      <text:p text:style-name="P66">MIGUEL MANO 99286</text:p>
      <text:p text:style-name="Standard"><text:span text:style-name="T67">STANISLAW TALEJKO 99330</text:span></text:p>
      <text:p text:style-name="Standard"><text:span text:style-name="T68"><text:tab/></text:span></text:p>
      <text:p text:style-name="P69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guel mano</dc:creator>
    <meta:creation-date>2020-12-07T22:21:00Z</meta:creation-date>
    <dc:date>2020-12-07T22:25:00Z</dc:date>
    <meta:template xlink:href="Normal" xlink:type="simple"/>
    <meta:editing-cycles>2</meta:editing-cycles>
    <meta:editing-duration>PT240S</meta:editing-duration>
    <meta:document-statistic meta:page-count="2" meta:paragraph-count="4" meta:word-count="381" meta:character-count="2437" meta:row-count="17" meta:non-whitespace-character-count="2060"/>
  </office:meta>
</office:document-meta>
</file>